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sans-serif" svg:font-family="sans-serif"/>
    <style:font-face style:name="Times New Roman1" svg:font-family="'Times New Roman'" style:font-family-generic="roman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429cm" style:rel-column-width="9362*"/>
    </style:style>
    <style:style style:name="Tableau1.G" style:family="table-column">
      <style:table-column-properties style:column-width="2.429cm" style:rel-column-width="9363*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G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none" fo:border-top="none" fo:border-bottom="0.05pt solid #000000"/>
    </style:style>
    <style:style style:name="Tableau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none" fo:border-top="none" fo:border-bottom="0.05pt solid #000000"/>
    </style:style>
    <style:style style:name="Tableau1.G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font-size="6pt" style:font-size-asian="6pt" style:font-size-complex="6pt"/>
    </style:style>
    <style:style style:name="P2" style:family="paragraph" style:parent-style-name="Standard">
      <style:text-properties fo:font-size="8pt" style:text-underline-style="none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fo:font-size="8pt" style:text-underline-style="none" style:font-size-asian="8pt" style:font-size-complex="8pt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Standard">
      <style:text-properties style:use-window-font-color="true" style:text-outline="false" style:text-line-through-style="none" style:font-name="DejaVu Sans" fo:font-size="9pt" fo:letter-spacing="normal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8" style:family="paragraph" style:parent-style-name="Standard">
      <style:text-properties fo:font-size="10pt" fo:font-weight="bold" style:font-size-asian="10pt" style:font-weight-asian="bold" style:font-size-complex="10pt"/>
    </style:style>
    <style:style style:name="P9" style:family="paragraph" style:parent-style-name="Standard">
      <style:text-properties fo:color="#000000" fo:font-weight="bold" style:font-weight-asian="bold" style:font-weight-complex="bold"/>
    </style:style>
    <style:style style:name="P10" style:family="paragraph" style:parent-style-name="Standard">
      <style:text-properties fo:color="#000000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Standard">
      <style:text-properties fo:font-size="9pt" style:text-underline-style="none" style:font-size-asian="9pt" style:font-size-complex="9pt"/>
    </style:style>
    <style:style style:name="P13" style:family="paragraph" style:parent-style-name="Table_20_Contents">
      <style:text-properties fo:font-size="8pt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5" style:family="paragraph" style:parent-style-name="Frame_20_contents">
      <style:paragraph-properties fo:line-height="100%"/>
      <style:text-properties fo:font-size="11pt" style:font-size-asian="11pt" style:font-size-complex="11pt"/>
    </style:style>
    <style:style style:name="P16" style:family="paragraph" style:parent-style-name="Frame_20_contents">
      <style:paragraph-properties fo:text-align="end" style:justify-single-word="false"/>
      <style:text-properties fo:font-size="11pt" style:font-size-asian="11pt" style:font-size-complex="11pt"/>
    </style:style>
    <style:style style:name="P17" style:family="paragraph" style:parent-style-name="Frame_20_contents">
      <style:text-properties fo:font-size="10pt" style:font-size-asian="10pt" style:font-size-complex="10pt"/>
    </style:style>
    <style:style style:name="P18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19" style:family="paragraph" style:parent-style-name="Standard">
      <style:text-properties fo:font-size="10pt" style:font-size-asian="10pt" style:font-size-complex="10pt"/>
    </style:style>
    <style:style style:name="P20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>
        <style:tab-stops>
          <style:tab-stop style:position="1.535cm"/>
          <style:tab-stop style:position="9.34cm"/>
        </style:tab-stops>
      </style:paragraph-properties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22" style:family="paragraph" style:parent-style-name="Standard">
      <style:paragraph-properties>
        <style:tab-stops>
          <style:tab-stop style:position="1.535cm"/>
          <style:tab-stop style:position="9.34cm"/>
        </style:tab-stops>
      </style:paragraph-properties>
      <style:text-properties style:font-name="Times New Roman1" fo:font-size="8pt" style:text-underline-style="none" fo:font-weight="normal" style:font-size-asian="8pt" style:font-weight-asian="normal" style:font-size-complex="8pt" style:font-weight-complex="normal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0pt" style:text-underline-style="none" fo:font-weight="bold" style:font-size-asian="10pt" style:font-weight-asian="bold" style:font-size-complex="10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style:text-underline-style="none" style:font-size-asian="8pt" style:font-size-complex="8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style:font-name="Times New Roman1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  <style:style style:name="fr2" style:family="graphic" style:parent-style-name="Frame">
      <style:graphic-properties style:vertical-pos="from-top" style:vertical-rel="page" style:horizontal-pos="from-left" style:horizontal-rel="page" fo:padding="0cm" fo:border="none" style:shadow="none">
        <style:columns fo:column-count="1" fo:column-gap="0cm"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62cm" fo:border="non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0.48cm" svg:y="0.661cm" svg:width="8.363cm" draw:z-index="0">
        <draw:text-box fo:min-height="4.106cm">
          <text:p text:style-name="P18">Administration Communale de Floreffe</text:p>
          <text:p text:style-name="Standard"><text:span text:style-name="T1">Rue Emile Romedenne, 9</text:span></text:p>
          <text:p text:style-name="P8">5150 FLOREFFE</text:p>
          <text:p text:style-name="P6"/>
          <text:p text:style-name="P6"><text:span text:style-name="T7">Receveur :</text:span> DELVAUX Jean-Jacques</text:p>
          <text:p text:style-name="P6"><text:span text:style-name="T7">Téléphone : </text:span>081/44.89.07</text:p>
          <text:p text:style-name="P6"/>
          <text:p text:style-name="P20">Heures d'ouverture : </text:p>
          <text:p text:style-name="P6">Tous les jours ouvrables sauf le mercredi après-midi </text:p>
        </draw:text-box>
      </draw:frame>
      <draw:frame draw:style-name="fr2" draw:name="Cadre1" text:anchor-type="page" text:anchor-page-number="1" svg:x="15.679cm" svg:y="21.96cm" svg:width="3.852cm" draw:z-index="2">
        <draw:text-box fo:min-height="0.893cm">
          <text:p text:style-name="P16"><text:text-input text:description="Total">invoice['amount_total']</text:text-input></text:p>
        </draw:text-box>
      </draw:frame>
      <draw:frame draw:style-name="fr1" draw:name="Cadre8" text:anchor-type="page" text:anchor-page-number="1" svg:x="3.611cm" svg:y="23.661cm" svg:width="14.443cm" draw:z-index="3">
        <draw:text-box fo:min-height="1.328cm">
          <text:p text:style-name="P6"><text:text-input text:description="NomParent">invoice['parentname']</text:text-input></text:p>
          <text:p text:style-name="P6"><text:text-input text:description="RueParent">invoice['parentstreet']</text:text-input></text:p>
          <text:p text:style-name="P7"><text:text-input text:description="CPParent">invoice['parentzipcode']</text:text-input> <text:s text:c="2"/><text:text-input text:description="LocaliteParent">invoice['parentcity']</text:text-input></text:p>
        </draw:text-box>
      </draw:frame>
      <draw:frame draw:style-name="fr1" draw:name="Cadre5" text:anchor-type="page" text:anchor-page-number="1" svg:x="3.641cm" svg:y="25.4cm" svg:width="8.627cm" draw:z-index="4">
        <draw:text-box fo:min-height="1.138cm">
          <text:p text:style-name="P15">BE53 0971 9226 9053<text:line-break/><text:span text:style-name="T6"> </text:span><text:span text:style-name="T4"><text:s/></text:span><text:line-break/>GKCCBEBB</text:p>
        </draw:text-box>
      </draw:frame>
      <draw:frame draw:style-name="fr1" draw:name="Cadre6" text:anchor-type="page" text:anchor-page-number="1" svg:x="3.679cm" svg:y="27.169cm" svg:width="11.104cm" draw:z-index="5">
        <draw:text-box fo:min-height="1.221cm">
          <text:p text:style-name="P17">Administration Communale<text:line-break/>DE ET A<text:line-break/>FLOREFFE</text:p>
        </draw:text-box>
      </draw:frame>
      <draw:frame draw:style-name="fr1" draw:name="Cadre10" text:anchor-type="page" text:anchor-page-number="1" svg:x="3.701cm" svg:y="28.94cm" svg:width="6.57cm" draw:z-index="6">
        <draw:text-box fo:min-height="0.453cm">
          <text:p text:style-name="P17">***<text:text-input text:description="ComStruct">invoice['structcom']</text:text-input>***</text:p>
        </draw:text-box>
      </draw:frame>
      <text:p text:style-name="P1"/>
      <text:p text:style-name="P3"><text:text-input text:description="Ecole">invoice['schoolimplantationid']</text:text-input></text:p>
      <text:p text:style-name="P9"><text:tab/><text:tab/><text:tab/><text:tab/><text:span text:style-name="T2">Redevance</text:span></text:p>
      <text:p text:style-name="P10"><text:tab/><text:tab/><text:tab/> <text:s text:c="3"/>Accueil extrascolaire</text:p>
      <text:p text:style-name="P9"/>
      <text:p text:style-name="P9"/>
      <text:p text:style-name="P9"><draw:frame draw:style-name="fr3" draw:name="Cadre3" text:anchor-type="char" svg:x="8.278cm" svg:y="0.162cm" svg:width="8.259cm" svg:height="3.23cm" draw:z-index="1"><draw:text-box><text:p text:style-name="Standard"/><text:p text:style-name="P11"><text:text-input text:description="NomParent">invoice['parentname']</text:text-input></text:p><text:p text:style-name="P11"><text:text-input text:description="RueParent">invoice['parentstreet']</text:text-input></text:p><text:p text:style-name="P11"><text:text-input text:description="CPParent">invoice['parentzipcode']</text:text-input> <text:s text:c="2"/><text:text-input text:description="LocaliteParent">invoice['parentcity']</text:text-input></text:p><text:p text:style-name="Standard"/><text:p text:style-name="P2"><text:text-input text:description="Ecole">invoice['schoolimplantationid']</text:text-input> <text:text-input text:description="NomEnfant">childs[0]['Lastname']</text:text-input> <text:text-input text:description="PrenomEnfant">childs[0]['Firstname']</text:text-input></text:p><text:p text:style-name="Standard"/><text:p text:style-name="Standard"/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Standard"><text:span text:style-name="T5">N°: </text:span><text:span text:style-name="T5"><text:text-input text:description="NumFacture">invoice['number']</text:text-input></text:span><text:span text:style-name="T4"> <text:s/></text:span><text:span text:style-name="T5">Date: </text:span><text:span text:style-name="T5"><text:text-input text:description="DateFacture">invoice['date']</text:text-input></text:span></text:p>
      <text:p text:style-name="P4"/>
      <text:p text:style-name="P4"><text:tab/><text:tab/><text:tab/><text:tab/><text:tab/><text:tab/><text:tab/><text:span text:style-name="T3">A PAYER AVANT LE: </text:span><text:span text:style-name="T3"><text:text-input text:description="EcheanceFacture">invoice['term']</text:text-input></text:span><text:span text:style-name="T3"><text:text-input text:description="EcheanceFacture"/></text:span></text:p>
      <text:p text:style-name="P2"/>
      <text:section text:style-name="Sect1" text:name="Section1">
        <text:p text:style-name="P2"><office:annotation><dc:creator>Auteur inconnu</dc:creator><dc:date>2012-10-30T17:32:39</dc:date><text:p text:style-name="P23"><text:span text:style-name="T10">do section for child in childs</text:span></text:p></office:annotation><office:annotation><dc:creator>Auteur inconnu</dc:creator><dc:date>2012-11-01T22:57:34</dc:date><text:p text:style-name="P23"><text:span text:style-name="T10">do text if child['Prestations']</text:span></text:p></office:annotation><text:text-input text:description=""/><text:text-input text:description="NomEnfant">child['Lastname']</text:text-input> <text:text-input text:description="PrenomEnfant">child['Firstname']</text:text-input></text:p>
        <text:section text:style-name="Sect1" text:name="Section2">
          <text:p text:style-name="P2"><office:annotation><dc:creator>Auteur inconnu</dc:creator><dc:date>2012-10-30T17:38:23</dc:date><text:p text:style-name="P23"><text:span text:style-name="T10">do section for prest in child['Prestations']</text:span></text:p></office:annotation></text:p>
          <table:table table:name="Tableau1" table:style-name="Tableau1">
            <table:table-column table:style-name="Tableau1.A" table:number-columns-repeated="6"/>
            <table:table-column table:style-name="Tableau1.G"/>
            <table:table-row>
              <table:table-cell table:style-name="Tableau1.A1" table:number-columns-spanned="2" office:value-type="string">
                <text:p text:style-name="P14"><office:annotation><dc:creator>Auteur inconnu</dc:creator><dc:date>2012-11-01T21:43:12</dc:date><text:p text:style-name="P23"><text:span text:style-name="T11">do text </text:span></text:p><text:p text:style-name="P23"><text:span text:style-name="T11">from xhtml(prest[0][0]) </text:span></text:p></office:annotation></text:p>
              </table:table-cell>
              <table:covered-table-cell/>
              <table:table-cell table:style-name="Tableau1.A1" office:value-type="string">
                <text:p text:style-name="P13"><office:annotation><dc:creator>Auteur inconnu</dc:creator><dc:date>2012-10-30T18:29:45</dc:date><text:p text:style-name="P23"><text:span text:style-name="T10">do text </text:span></text:p><text:p text:style-name="P23"><text:span text:style-name="T10">from xhtml(prest[0][2]) </text:span></text:p></office:annotation></text:p>
              </table:table-cell>
              <table:table-cell table:style-name="Tableau1.A1" office:value-type="string">
                <text:p text:style-name="P13"><office:annotation><dc:creator>Auteur inconnu</dc:creator><dc:date>2012-10-30T18:29:45</dc:date><text:p text:style-name="P23"><text:span text:style-name="T10">do text </text:span></text:p><text:p text:style-name="P23"><text:span text:style-name="T10">from xhtml(prest[0][3]) </text:span></text:p></office:annotation></text:p>
              </table:table-cell>
              <table:table-cell table:style-name="Tableau1.A1" office:value-type="string">
                <text:p text:style-name="P13"><office:annotation><dc:creator>Auteur inconnu</dc:creator><dc:date>2012-10-30T18:29:45</dc:date><text:p text:style-name="P23"><text:span text:style-name="T10">do text </text:span></text:p><text:p text:style-name="P23"><text:span text:style-name="T10">from xhtml(prest[0][4]) </text:span></text:p></office:annotation></text:p>
              </table:table-cell>
              <table:table-cell table:style-name="Tableau1.A1" office:value-type="string">
                <text:p text:style-name="P13"><office:annotation><dc:creator>Auteur inconnu</dc:creator><dc:date>2012-10-30T18:29:45</dc:date><text:p text:style-name="P23"><text:span text:style-name="T10">do text </text:span></text:p><text:p text:style-name="P23"><text:span text:style-name="T10">from xhtml(prest[0][5]) </text:span></text:p></office:annotation></text:p>
              </table:table-cell>
              <table:table-cell table:style-name="Tableau1.G1" office:value-type="string">
                <text:p text:style-name="P13"><office:annotation><dc:creator>Auteur inconnu</dc:creator><dc:date>2012-10-30T18:29:45</dc:date><text:p text:style-name="P23"><text:span text:style-name="T10">do text </text:span></text:p><text:p text:style-name="P23"><text:span text:style-name="T10">from xhtml(prest[0][6]) </text:span></text:p></office:annotation></text:p>
              </table:table-cell>
            </table:table-row>
            <table:table-row>
              <table:table-cell table:style-name="Tableau1.F6" office:value-type="string">
                <text:p text:style-name="P13"><office:annotation><dc:creator>Auteur inconnu</dc:creator><dc:date>2012-11-01T21:43:35</dc:date><text:p text:style-name="P23"><text:span text:style-name="T11">do text </text:span></text:p><text:p text:style-name="P23"><text:span text:style-name="T11">from xhtml(prest[1][0]) </text:span></text:p></office:annotation></text:p>
              </table:table-cell>
              <table:table-cell table:style-name="Tableau1.F6" office:value-type="string">
                <text:p text:style-name="P13"><office:annotation><dc:creator>Auteur inconnu</dc:creator><dc:date>2012-10-30T18:29:45</dc:date><text:p text:style-name="P23"><text:span text:style-name="T10">do text </text:span></text:p><text:p text:style-name="P23"><text:span text:style-name="T10">from xhtml(prest[1][1]) </text:span></text:p></office:annotation></text:p>
              </table:table-cell>
              <table:table-cell table:style-name="Tableau1.F6" office:value-type="string">
                <text:p text:style-name="P13"><office:annotation><dc:creator>Auteur inconnu</dc:creator><dc:date>2012-10-30T18:29:45</dc:date><text:p text:style-name="P23"><text:span text:style-name="T10">do text </text:span></text:p><text:p text:style-name="P23"><text:span text:style-name="T10">from xhtml(prest[1][2]) </text:span></text:p></office:annotation></text:p>
              </table:table-cell>
              <table:table-cell table:style-name="Tableau1.F6" office:value-type="string">
                <text:p text:style-name="P13"><office:annotation><dc:creator>Auteur inconnu</dc:creator><dc:date>2012-10-30T18:29:45</dc:date><text:p text:style-name="P23"><text:span text:style-name="T10">do text </text:span></text:p><text:p text:style-name="P23"><text:span text:style-name="T10">from xhtml(prest[1][3]) </text:span></text:p></office:annotation></text:p>
              </table:table-cell>
              <table:table-cell table:style-name="Tableau1.F6" office:value-type="string">
                <text:p text:style-name="P13"><office:annotation><dc:creator>Auteur inconnu</dc:creator><dc:date>2012-10-30T18:29:45</dc:date><text:p text:style-name="P23"><text:span text:style-name="T10">do text </text:span></text:p><text:p text:style-name="P23"><text:span text:style-name="T10">from xhtml(prest[1][4]) </text:span></text:p></office:annotation></text:p>
              </table:table-cell>
              <table:table-cell table:style-name="Tableau1.F6" office:value-type="string">
                <text:p text:style-name="P13"><office:annotation><dc:creator>Auteur inconnu</dc:creator><dc:date>2012-10-30T18:29:45</dc:date><text:p text:style-name="P23"><text:span text:style-name="T10">do text </text:span></text:p><text:p text:style-name="P23"><text:span text:style-name="T10">from xhtml(prest[1][5]) </text:span></text:p></office:annotation></text:p>
              </table:table-cell>
              <table:table-cell table:style-name="Tableau1.G6" office:value-type="string">
                <text:p text:style-name="P13"><office:annotation><dc:creator>Auteur inconnu</dc:creator><dc:date>2012-10-30T18:29:45</dc:date><text:p text:style-name="P23"><text:span text:style-name="T10">do text </text:span></text:p><text:p text:style-name="P23"><text:span text:style-name="T10">from xhtml(prest[1][6]) </text:span></text:p></office:annotation></text:p>
              </table:table-cell>
            </table:table-row>
            <table:table-row>
              <table:table-cell table:style-name="Tableau1.F6" office:value-type="string">
                <text:p text:style-name="P13"><office:annotation><dc:creator>Auteur inconnu</dc:creator><dc:date>2012-11-01T21:44:09</dc:date><text:p text:style-name="P23"><text:span text:style-name="T11">do text </text:span></text:p><text:p text:style-name="P23"><text:span text:style-name="T11">from xhtml(prest[2][0]) </text:span></text:p></office:annotation></text:p>
              </table:table-cell>
              <table:table-cell table:style-name="Tableau1.F6" office:value-type="string">
                <text:p text:style-name="P13"><office:annotation><dc:creator>Auteur inconnu</dc:creator><dc:date>2012-10-30T18:29:45</dc:date><text:p text:style-name="P23"><text:span text:style-name="T10">do text </text:span></text:p><text:p text:style-name="P23"><text:span text:style-name="T10">from xhtml(prest[2][1]) </text:span></text:p></office:annotation></text:p>
              </table:table-cell>
              <table:table-cell table:style-name="Tableau1.F6" office:value-type="string">
                <text:p text:style-name="P13"><office:annotation><dc:creator>Auteur inconnu</dc:creator><dc:date>2012-10-30T18:29:45</dc:date><text:p text:style-name="P23"><text:span text:style-name="T10">do text </text:span></text:p><text:p text:style-name="P23"><text:span text:style-name="T10">from xhtml(prest[2][2]) </text:span></text:p></office:annotation></text:p>
              </table:table-cell>
              <table:table-cell table:style-name="Tableau1.F6" office:value-type="string">
                <text:p text:style-name="P13"><office:annotation><dc:creator>Auteur inconnu</dc:creator><dc:date>2012-10-30T18:29:45</dc:date><text:p text:style-name="P23"><text:span text:style-name="T10">do text </text:span></text:p><text:p text:style-name="P23"><text:span text:style-name="T10">from xhtml(prest[2][3]) </text:span></text:p></office:annotation></text:p>
              </table:table-cell>
              <table:table-cell table:style-name="Tableau1.F6" office:value-type="string">
                <text:p text:style-name="P13"><office:annotation><dc:creator>Auteur inconnu</dc:creator><dc:date>2012-10-30T18:29:45</dc:date><text:p text:style-name="P23"><text:span text:style-name="T10">do text </text:span></text:p><text:p text:style-name="P23"><text:span text:style-name="T10">from xhtml(prest[2][4]) </text:span></text:p></office:annotation></text:p>
              </table:table-cell>
              <table:table-cell table:style-name="Tableau1.F6" office:value-type="string">
                <text:p text:style-name="P13"><office:annotation><dc:creator>Auteur inconnu</dc:creator><dc:date>2012-10-30T18:29:45</dc:date><text:p text:style-name="P23"><text:span text:style-name="T10">do text </text:span></text:p><text:p text:style-name="P23"><text:span text:style-name="T10">from xhtml(prest[2][5]) </text:span></text:p></office:annotation></text:p>
              </table:table-cell>
              <table:table-cell table:style-name="Tableau1.G6" office:value-type="string">
                <text:p text:style-name="P13"><office:annotation><dc:creator>Auteur inconnu</dc:creator><dc:date>2012-10-30T18:29:45</dc:date><text:p text:style-name="P23"><text:span text:style-name="T10">do text </text:span></text:p><text:p text:style-name="P23"><text:span text:style-name="T10">from xhtml(prest[2][6]) </text:span></text:p></office:annotation></text:p>
              </table:table-cell>
            </table:table-row>
            <table:table-row>
              <table:table-cell table:style-name="Tableau1.F6" office:value-type="string">
                <text:p text:style-name="P13"><office:annotation><dc:creator>Auteur inconnu</dc:creator><dc:date>2012-11-01T21:44:42</dc:date><text:p text:style-name="P23"><text:span text:style-name="T11">do text </text:span></text:p><text:p text:style-name="P23"><text:span text:style-name="T11">from xhtml(prest[3][0]) </text:span></text:p></office:annotation></text:p>
              </table:table-cell>
              <table:table-cell table:style-name="Tableau1.F6" office:value-type="string">
                <text:p text:style-name="P13"><office:annotation><dc:creator>Auteur inconnu</dc:creator><dc:date>2012-10-30T18:29:45</dc:date><text:p text:style-name="P23"><text:span text:style-name="T10">do text </text:span></text:p><text:p text:style-name="P23"><text:span text:style-name="T10">from xhtml(prest[3][1]) </text:span></text:p></office:annotation></text:p>
              </table:table-cell>
              <table:table-cell table:style-name="Tableau1.F6" office:value-type="string">
                <text:p text:style-name="P13"><office:annotation><dc:creator>Auteur inconnu</dc:creator><dc:date>2012-10-30T18:29:45</dc:date><text:p text:style-name="P23"><text:span text:style-name="T10">do text </text:span></text:p><text:p text:style-name="P23"><text:span text:style-name="T10">from xhtml(prest[3][2]) </text:span></text:p></office:annotation></text:p>
              </table:table-cell>
              <table:table-cell table:style-name="Tableau1.F6" office:value-type="string">
                <text:p text:style-name="P13"><office:annotation><dc:creator>Auteur inconnu</dc:creator><dc:date>2012-10-30T18:29:45</dc:date><text:p text:style-name="P23"><text:span text:style-name="T10">do text </text:span></text:p><text:p text:style-name="P23"><text:span text:style-name="T10">from xhtml(prest[3][3]) </text:span></text:p></office:annotation></text:p>
              </table:table-cell>
              <table:table-cell table:style-name="Tableau1.F6" office:value-type="string">
                <text:p text:style-name="P13"><office:annotation><dc:creator>Auteur inconnu</dc:creator><dc:date>2012-10-30T18:29:45</dc:date><text:p text:style-name="P23"><text:span text:style-name="T10">do text </text:span></text:p><text:p text:style-name="P23"><text:span text:style-name="T10">from xhtml(prest[3][4]) </text:span></text:p></office:annotation></text:p>
              </table:table-cell>
              <table:table-cell table:style-name="Tableau1.F6" office:value-type="string">
                <text:p text:style-name="P13"><office:annotation><dc:creator>Auteur inconnu</dc:creator><dc:date>2012-10-30T18:29:45</dc:date><text:p text:style-name="P23"><text:span text:style-name="T10">do text </text:span></text:p><text:p text:style-name="P23"><text:span text:style-name="T10">from xhtml(prest[3][5]) </text:span></text:p></office:annotation></text:p>
              </table:table-cell>
              <table:table-cell table:style-name="Tableau1.G6" office:value-type="string">
                <text:p text:style-name="P13"><office:annotation><dc:creator>Auteur inconnu</dc:creator><dc:date>2012-10-30T18:29:45</dc:date><text:p text:style-name="P23"><text:span text:style-name="T10">do text </text:span></text:p><text:p text:style-name="P23"><text:span text:style-name="T10">from xhtml(prest[3][6]) </text:span></text:p></office:annotation></text:p>
              </table:table-cell>
            </table:table-row>
            <table:table-row>
              <table:table-cell table:style-name="Tableau1.F6" office:value-type="string">
                <text:p text:style-name="P13"><office:annotation><dc:creator>Auteur inconnu</dc:creator><dc:date>2012-11-01T21:45:17</dc:date><text:p text:style-name="P23"><text:span text:style-name="T11">do text </text:span></text:p><text:p text:style-name="P23"><text:span text:style-name="T11">from xhtml(prest[4][0]) </text:span></text:p></office:annotation></text:p>
              </table:table-cell>
              <table:table-cell table:style-name="Tableau1.F6" office:value-type="string">
                <text:p text:style-name="P13"><office:annotation><dc:creator>Auteur inconnu</dc:creator><dc:date>2012-10-30T18:29:45</dc:date><text:p text:style-name="P23"><text:span text:style-name="T10">do text </text:span></text:p><text:p text:style-name="P23"><text:span text:style-name="T10">from xhtml(prest[4][1]) </text:span></text:p></office:annotation></text:p>
              </table:table-cell>
              <table:table-cell table:style-name="Tableau1.F6" office:value-type="string">
                <text:p text:style-name="P13"><office:annotation><dc:creator>Auteur inconnu</dc:creator><dc:date>2012-10-30T18:29:45</dc:date><text:p text:style-name="P23"><text:span text:style-name="T10">do text </text:span></text:p><text:p text:style-name="P23"><text:span text:style-name="T10">from xhtml(prest[4][2]) </text:span></text:p></office:annotation></text:p>
              </table:table-cell>
              <table:table-cell table:style-name="Tableau1.F6" office:value-type="string">
                <text:p text:style-name="P13"><office:annotation><dc:creator>Auteur inconnu</dc:creator><dc:date>2012-10-30T18:29:45</dc:date><text:p text:style-name="P23"><text:span text:style-name="T10">do text </text:span></text:p><text:p text:style-name="P23"><text:span text:style-name="T10">from xhtml(prest[4][3]) </text:span></text:p></office:annotation></text:p>
              </table:table-cell>
              <table:table-cell table:style-name="Tableau1.F6" office:value-type="string">
                <text:p text:style-name="P13"><office:annotation><dc:creator>Auteur inconnu</dc:creator><dc:date>2012-10-30T18:29:45</dc:date><text:p text:style-name="P23"><text:span text:style-name="T10">do text </text:span></text:p><text:p text:style-name="P23"><text:span text:style-name="T10">from xhtml(prest[4][4]) </text:span></text:p></office:annotation></text:p>
              </table:table-cell>
              <table:table-cell table:style-name="Tableau1.F6" office:value-type="string">
                <text:p text:style-name="P13"><office:annotation><dc:creator>Auteur inconnu</dc:creator><dc:date>2012-10-30T18:29:45</dc:date><text:p text:style-name="P23"><text:span text:style-name="T10">do text </text:span></text:p><text:p text:style-name="P23"><text:span text:style-name="T10">from xhtml(prest[4][5]) </text:span></text:p></office:annotation></text:p>
              </table:table-cell>
              <table:table-cell table:style-name="Tableau1.G6" office:value-type="string">
                <text:p text:style-name="P13"><office:annotation><dc:creator>Auteur inconnu</dc:creator><dc:date>2012-10-30T18:29:45</dc:date><text:p text:style-name="P23"><text:span text:style-name="T10">do text </text:span></text:p><text:p text:style-name="P23"><text:span text:style-name="T10">from xhtml(prest[4][6]) </text:span></text:p></office:annotation></text:p>
              </table:table-cell>
            </table:table-row>
            <table:table-row>
              <table:table-cell table:style-name="Tableau1.F6" office:value-type="string">
                <text:p text:style-name="P5"><office:annotation><dc:creator>Auteur inconnu</dc:creator><dc:date>2012-11-01T21:45:53</dc:date><text:p text:style-name="P23"><text:span text:style-name="T11">do text </text:span></text:p><text:p text:style-name="P23"><text:span text:style-name="T11">from xhtml(prest[5][0]) </text:span></text:p></office:annotation></text:p>
              </table:table-cell>
              <table:table-cell table:style-name="Tableau1.F6" office:value-type="string">
                <text:p text:style-name="P13"><office:annotation><dc:creator>Auteur inconnu</dc:creator><dc:date>2012-10-30T18:29:45</dc:date><text:p text:style-name="P23"><text:span text:style-name="T10">do text </text:span></text:p><text:p text:style-name="P23"><text:span text:style-name="T10">from xhtml(prest[5][1]) </text:span></text:p></office:annotation></text:p>
              </table:table-cell>
              <table:table-cell table:style-name="Tableau1.F6" office:value-type="string">
                <text:p text:style-name="P13"><office:annotation><dc:creator>Auteur inconnu</dc:creator><dc:date>2012-10-30T18:29:45</dc:date><text:p text:style-name="P23"><text:span text:style-name="T10">do text </text:span></text:p><text:p text:style-name="P23"><text:span text:style-name="T10">from xhtml(prest[5][2]) </text:span></text:p></office:annotation></text:p>
              </table:table-cell>
              <table:table-cell table:style-name="Tableau1.F6" office:value-type="string">
                <text:p text:style-name="P13"><office:annotation><dc:creator>Auteur inconnu</dc:creator><dc:date>2012-10-30T18:29:45</dc:date><text:p text:style-name="P23"><text:span text:style-name="T10">do text </text:span></text:p><text:p text:style-name="P23"><text:span text:style-name="T10">from xhtml(prest[5][3]) </text:span></text:p></office:annotation></text:p>
              </table:table-cell>
              <table:table-cell table:style-name="Tableau1.F6" office:value-type="string">
                <text:p text:style-name="P13"><office:annotation><dc:creator>Auteur inconnu</dc:creator><dc:date>2012-10-30T18:29:45</dc:date><text:p text:style-name="P23"><text:span text:style-name="T10">do text </text:span></text:p><text:p text:style-name="P23"><text:span text:style-name="T10">from xhtml(prest[5][4]) </text:span></text:p></office:annotation></text:p>
              </table:table-cell>
              <table:table-cell table:style-name="Tableau1.F6" office:value-type="string">
                <text:p text:style-name="P13"><office:annotation><dc:creator>Auteur inconnu</dc:creator><dc:date>2012-10-30T18:29:45</dc:date><text:p text:style-name="P23"><text:span text:style-name="T10">do text </text:span></text:p><text:p text:style-name="P23"><text:span text:style-name="T10">from xhtml(prest[5][5]) </text:span></text:p></office:annotation></text:p>
              </table:table-cell>
              <table:table-cell table:style-name="Tableau1.G6" office:value-type="string">
                <text:p text:style-name="P13"><office:annotation><dc:creator>Auteur inconnu</dc:creator><dc:date>2012-10-30T18:29:45</dc:date><text:p text:style-name="P23"><text:span text:style-name="T10">do text </text:span></text:p><text:p text:style-name="P23"><text:span text:style-name="T10">from xhtml(prest[5][6]) </text:span></text:p></office:annotation></text:p>
              </table:table-cell>
            </table:table-row>
          </table:table>
          <text:p text:style-name="P2"/>
        </text:section>
        <text:p text:style-name="P2"/>
      </text:section>
      <text:p text:style-name="P21"><text:span text:style-name="T9"/></text:p>
      <text:p text:style-name="P21"><text:span text:style-name="T9">Le montant de la participation financière des parents ou des responsables d'élèves est fixé à :</text:span></text:p>
      <text:p text:style-name="P21"><text:span text:style-name="T9">0,50 € la demi-heure pour la garderie du 1er enfant</text:span></text:p>
      <text:p text:style-name="P21"><text:span text:style-name="T9">0,25 € la demi-heure pour la garderie du 2eme enfant et suivant(s) d'une même famille</text:span></text:p>
      <text:p text:style-name="P21"><text:span text:style-name="T9">Toute demi-heure entamée est comptailisée</text:span></text:p>
      <text:p text:style-name="P22"/>
      <text:p text:style-name="P12"><text:span text:style-name="T7">MONTANT A PAYER: </text:span><text:span text:style-name="T8"><text:text-input text:description="Total">invoice['amount_total']</text:text-input></text:span><text:span text:style-name="T8"> €</text:span><text:tab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sans-serif" svg:font-family="sans-serif"/>
    <style:font-face style:name="Times New Roman1" svg:font-family="'Times New Roman'" style:font-family-generic="roman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0.05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8-06-23T11:58:00</meta:creation-date>
    <dc:date>2013-11-13T10:25:53</dc:date>
    <meta:print-date>2013-10-15T15:48:49</meta:print-date>
    <meta:editing-cycles>90</meta:editing-cycles>
    <meta:editing-duration>PT12H24M16S</meta:editing-duration>
    <dc:creator>jmabe </dc:creator>
    <meta:document-statistic meta:table-count="1" meta:image-count="0" meta:object-count="0" meta:page-count="1" meta:paragraph-count="71" meta:word-count="162" meta:character-count="1135" meta:non-whitespace-character-count="1014"/>
    <meta:user-defined meta:name="Info 1"/>
    <meta:user-defined meta:name="Info 2"/>
    <meta:user-defined meta:name="Info 3"/>
    <meta:user-defined meta:name="Info 4"/>
  </office:meta>
</office:document-meta>
</file>